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1" svg:font-family="'Times New Roman'" style:font-pitch="variable"/>
    <style:font-face style:name="helvetica" svg:font-family="helvetic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style:font-name="Times New Roman1" style:text-underline-style="none" fo:font-weight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1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weight="bold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1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1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Times New Roman1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Times New Roman1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Times New Roman1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Times New Roman1"/>
    </style:style>
    <style:style style:name="T1" style:family="text">
      <style:text-properties fo:font-variant="normal" fo:text-transform="none" style:text-underline-style="none" fo:font-weight="bold"/>
    </style:style>
    <style:style style:name="T2" style:family="text">
      <style:text-properties fo:font-variant="normal" fo:text-transform="none" style:font-name="helvetica" style:text-underline-style="none"/>
    </style:style>
    <text:list-style style:name="L1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ERIMIENTOS</text:p>
      <text:p text:style-name="P2"/>
      <text:p text:style-name="P2">Este es un listado de los principales requerimientos del sistema Adresis, estos requerimientos pueden estar sujetos a cambios en el tiempo.</text:p>
      <text:p text:style-name="P2"/>
      <text:p text:style-name="P2"><text:span text:style-name="T1">Funcionales</text:span></text:p>
      <text:list text:style-name="L1">
        <text:list-item>
          <text:p text:style-name="P3">El sistema debe ser multiusuario, pero con un solo usuario por sesión.</text:p>
        </text:list-item>
        <text:list-item>
          <text:p text:style-name="P3">El sistema debe manejar un sistema de permisos para usuarios.</text:p>
        </text:list-item>
        <text:list-item>
          <text:p text:style-name="P3">El sistema debe permitir un mecanismo de almacenamiento persistente. (Bases de datos).</text:p>
        </text:list-item>
        <text:list-item>
          <text:p text:style-name="P3">El usuario administrador debe gestionar usuarios.</text:p>
        </text:list-item>
        <text:list-item>
          <text:p text:style-name="P3">El sistema debe permitir configurar la escuela..</text:p>
        </text:list-item>
        <text:list-item>
          <text:p text:style-name="P3">El sistema debe ser modular</text:p>
        </text:list-item>
        <text:list-item>
          <text:p text:style-name="P3">El sistema debe permitir gestionar espacios(aulas, salas de computo, salas de reuniones) y equipos audiovisuales(computadores, video-beams, etc).</text:p>
        </text:list-item>
        <text:list-item>
          <text:p text:style-name="P3">El sistema debe permitir reservar espacios y de equipos audiovisuales.</text:p>
        </text:list-item>
        <text:list-item>
          <text:p text:style-name="P3">El sistema debe permitir generar horarios gráficos de las reservas .</text:p>
        </text:list-item>
        <text:list-item>
          <text:p text:style-name="P3">El sistema debe permitir generar reportes estadísticos tales como <text:s/>horas utilizadas, en orden descendente, de las ayudas audiovisuales en un periodo de tiempo o <text:s/>profesores con mayor número de horas reservadas en un periodo de tiempo, etc.</text:p>
        </text:list-item>
        <text:list-item>
          <text:p text:style-name="P3">El sistema debe permitir exportar reportes y/o resultados a formatos abiertos, básicamente a PDF o HTML.</text:p>
        </text:list-item>
        <text:list-item>
          <text:p text:style-name="P3">El sistema debe incluir manuales de usuario y de administrador, así como documentación de la <text:span text:style-name="T2">API </text:span>de desarrollo.</text:p>
        </text:list-item>
      </text:list>
      <text:p text:style-name="P2"/>
      <text:p text:style-name="P2"/>
      <text:p text:style-name="P4">No Funcionales:</text:p>
      <text:p text:style-name="P2"/>
      <text:list text:style-name="L2">
        <text:list-item>
          <text:p text:style-name="P5">El sistema debe ofrecer una interfaz gráfica agradable y funcional.</text:p>
        </text:list-item>
      </text:list>
      <text:list text:style-name="L3">
        <text:list-item>
          <text:p text:style-name="P6">El sistema debe ser seguro y confiable.</text:p>
        </text:list-item>
      </text:list>
      <text:list text:style-name="L4">
        <text:list-item>
          <text:p text:style-name="P7">El sistema debe presentar un buen rendimiento, acorde con la capacidad de la maquina en la que se este trabajando.</text:p>
        </text:list-item>
      </text:list>
      <text:list text:style-name="L5">
        <text:list-item>
          <text:p text:style-name="P8">El sistema debe permitir su traducción a diversos idiomas.</text:p>
        </text:list-item>
        <text:list-item>
          <text:p text:style-name="P8">El sistema debe ser fácilmente adaptable a cualquier otra escuela o institucion similar.</text:p>
        </text:list-item>
      </text:list>
      <text:list text:style-name="L6">
        <text:list-item>
          <text:p text:style-name="P9">El sistema debe utilizar al máximo la tecnología XML.</text:p>
        </text:list-item>
        <text:list-item>
          <text:p text:style-name="P9">El hardware requerido por la aplicación se lista a continuación:</text:p>
          <text:list>
            <text:list-item>
              <text:p text:style-name="P9">Procesador mayor a 600MHz</text:p>
            </text:list-item>
            <text:list-item>
              <text:p text:style-name="P9">Se requiere mínimo 128 megas de memoria y se recomienda 256 o más.</text:p>
            </text:list-item>
            <text:list-item>
              <text:p text:style-name="P9">Espacio en disco mínimo de 50 Megas.</text:p>
            </text:list-item>
          </text:list>
        </text:list-item>
      </text:list>
      <text:list text:style-name="L7">
        <text:list-item>
          <text:p text:style-name="P10">El sistema se distribuirá bajo las condiciones de la licencia GNU/GP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1" svg:font-family="'Times New Roman'" style:font-pitch="variable"/>
    <style:font-face style:name="helvetica" svg:font-family="helvetic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Jorge Cuadrado</meta:initial-creator>
    <meta:creation-date>2006-03-30T14:58:50</meta:creation-date>
    <dc:creator>Jorge Cuadrado</dc:creator>
    <dc:date>2006-03-30T16:24:50</dc:date>
    <dc:language>es-CO</dc:language>
    <meta:editing-cycles>5</meta:editing-cycles>
    <meta:editing-duration>PT1H26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303" meta:character-count="1937"/>
  </office:meta>
</office:document-meta>
</file>